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style:text-underline-style="solid" style:text-underline-width="auto" style:text-underline-color="font-color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<text:s text:c="28"/></text:span>MOCODO Gestion d'un organisme de formation</text:p>
      <text:p text:style-name="P2"/>
      <text:p text:style-name="P1"/>
      <text:p text:style-name="P1">COMPOSER, 1N STAGE, 1N MODULE</text:p>
      <text:p text:style-name="P1">MODULE: Id M, _Intitule M, _Nbh CM, _Nbh TD, _Nbh TP</text:p>
      <text:p text:style-name="P1">ENSEIGNER, 1N MODULE, 1N PROFESSEUR</text:p>
      <text:p text:style-name="P1">PROFESSEUR: Id P, _Nom P, _Prenom P</text:p>
      <text:p text:style-name="P1"/>
      <text:p text:style-name="P1">STAGE: Id st, _Intitule st</text:p>
      <text:p text:style-name="P1">POSSEDER, 11 STAGE, 0N TYPE</text:p>
      <text:p text:style-name="P1">TYPE: Id T, _Intitule T</text:p>
      <text:p text:style-name="P1">:</text:p>
      <text:p text:style-name="P1"/>
      <text:p text:style-name="P1">CORRESPONDRE, 11 SESSION, 1N STAGE</text:p>
      <text:p text:style-name="P1">SESSION: Id ses, _Date D, _Date F</text:p>
      <text:p text:style-name="P1">INSCRIRE, 1N SESSION, 0N STAGIAIRE</text:p>
      <text:p text:style-name="P1">STAGIAIRE: Id S, _Nom S, _Prenom S, _DateNais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annick Gnago</meta:initial-creator>
    <meta:creation-date>2020-11-01T15:46:24.82</meta:creation-date>
    <meta:document-statistic meta:table-count="0" meta:image-count="0" meta:object-count="0" meta:page-count="1" meta:paragraph-count="13" meta:word-count="75" meta:character-count="445"/>
    <dc:date>2020-11-01T16:04:08.50</dc:date>
    <dc:creator>Yannick Gnago</dc:creator>
    <meta:editing-duration>PT2M33S</meta:editing-duration>
    <meta:editing-cycles>1</meta:editing-cycles>
    <meta:generator>OpenOffice/4.1.7$Win32 OpenOffice.org_project/417m1$Build-9800</meta:generator>
  </office:meta>
</office:document-meta>
</file>